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shapes>
          <draw:frame draw:z-index="0" draw:style-name="gr1" draw:text-style-name="P1" svg:width="21.546cm" svg:height="12.537cm" svg:x="9.671cm" svg:y="0cm">
            <draw:object draw:notify-on-update-of-ranges="'1'.A1:'1'.A34 '1'.B1:'1'.B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27846.1" calcext:value-type="float">
            <text:p>27846.1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37.3146424413865" calcext:value-type="float">
            <text:p>37.3146424414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27824.7" calcext:value-type="float">
            <text:p>27824.7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37.3003005536552" calcext:value-type="float">
            <text:p>37.3003005537</text:p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27855.7" calcext:value-type="float">
            <text:p>27855.7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37.3210743950687" calcext:value-type="float">
            <text:p>37.3210743951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27935.3" calcext:value-type="float">
            <text:p>27935.3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37.3743633805127" calcext:value-type="float">
            <text:p>37.3743633805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27847.8" calcext:value-type="float">
            <text:p>27847.8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37.3157815139451" calcext:value-type="float">
            <text:p>37.3157815139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27893.7" calcext:value-type="float">
            <text:p>27893.7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37.3465233435452" calcext:value-type="float">
            <text:p>37.3465233435</text:p>
          </table:table-cell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float" office:value="27915.8" calcext:value-type="float">
            <text:p>27915.8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37.361315945627" calcext:value-type="float">
            <text:p>37.3613159456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27894.4" calcext:value-type="float">
            <text:p>27894.4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37.3469919773351" calcext:value-type="float">
            <text:p>37.3469919773</text:p>
          </table:table-cell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37.3271703281658" calcext:value-type="float">
            <text:p>37.3271703282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27899.4" calcext:value-type="float">
            <text:p>27899.4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37.3503391905888" calcext:value-type="float">
            <text:p>37.3503391906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27879.1" calcext:value-type="float">
            <text:p>27879.1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37.336747641187" calcext:value-type="float">
            <text:p>37.3367476412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27835.3" calcext:value-type="float">
            <text:p>27835.3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37.3074051683122" calcext:value-type="float">
            <text:p>37.3074051683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27868.5" calcext:value-type="float">
            <text:p>27868.5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37.3296486097743" calcext:value-type="float">
            <text:p>37.3296486098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27824.7" calcext:value-type="float">
            <text:p>27824.7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37.3003005536552" calcext:value-type="float">
            <text:p>37.3003005537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27928" calcext:value-type="float">
            <text:p>27928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37.36947948953" calcext:value-type="float">
            <text:p>37.3694794895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27882" calcext:value-type="float">
            <text:p>27882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37.3386895939373" calcext:value-type="float">
            <text:p>37.3386895939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27894" calcext:value-type="float">
            <text:p>27894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37.346724187318" calcext:value-type="float">
            <text:p>37.346724187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7972.3" calcext:value-type="float">
            <text:p>27972.3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37.3991075422493" calcext:value-type="float">
            <text:p>37.39910754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7858.1" calcext:value-type="float">
            <text:p>27858.1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37.3226822103337" calcext:value-type="float">
            <text:p>37.322682210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7551.3" calcext:value-type="float">
            <text:p>27551.3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37.1165853415043" calcext:value-type="float">
            <text:p>37.116585341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7257.5" calcext:value-type="float">
            <text:p>27257.5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36.9181431972225" calcext:value-type="float">
            <text:p>36.918143197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7153.2" calcext:value-type="float">
            <text:p>27153.2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36.8474385762026" calcext:value-type="float">
            <text:p>36.847438576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6318.8" calcext:value-type="float">
            <text:p>26318.8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36.2768420334977" calcext:value-type="float">
            <text:p>36.276842033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5596.7" calcext:value-type="float">
            <text:p>25596.7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35.7756973252107" calcext:value-type="float">
            <text:p>35.775697325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5276.4" calcext:value-type="float">
            <text:p>25276.4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35.5511447022412" calcext:value-type="float">
            <text:p>35.551144702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4906.6" calcext:value-type="float">
            <text:p>24906.6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35.2901124094605" calcext:value-type="float">
            <text:p>35.290112409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480.9" calcext:value-type="float">
            <text:p>25480.9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35.694676460594" calcext:value-type="float">
            <text:p>35.694676460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6187.1" calcext:value-type="float">
            <text:p>26187.1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36.1859582769427" calcext:value-type="float">
            <text:p>36.185958276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6853.2" calcext:value-type="float">
            <text:p>26853.2</text:p>
          </table:table-cell>
          <table:table-cell office:value-type="float" office:value="0.05" calcext:value-type="float">
            <text:p>0.05</text:p>
          </table:table-cell>
          <table:table-cell table:formula="of:=SQRT([.B29]/20+POWER([.B29]*0.00001;2))" office:value-type="float" office:value="36.6433092042057" calcext:value-type="float">
            <text:p>36.643309204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7406.9" calcext:value-type="float">
            <text:p>27406.9</text:p>
          </table:table-cell>
          <table:table-cell office:value-type="float" office:value="0.05" calcext:value-type="float">
            <text:p>0.05</text:p>
          </table:table-cell>
          <table:table-cell table:formula="of:=SQRT([.B30]/20+POWER([.B30]*0.00001;2))" office:value-type="float" office:value="37.0191857530222" calcext:value-type="float">
            <text:p>37.019185753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7670.6" calcext:value-type="float">
            <text:p>27670.6</text:p>
          </table:table-cell>
          <table:table-cell office:value-type="float" office:value="0.05" calcext:value-type="float">
            <text:p>0.05</text:p>
          </table:table-cell>
          <table:table-cell table:formula="of:=SQRT([.B31]/20+POWER([.B31]*0.00001;2))" office:value-type="float" office:value="37.196862316739" calcext:value-type="float">
            <text:p>37.196862316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7775.9" calcext:value-type="float">
            <text:p>27775.9</text:p>
          </table:table-cell>
          <table:table-cell office:value-type="float" office:value="0.05" calcext:value-type="float">
            <text:p>0.05</text:p>
          </table:table-cell>
          <table:table-cell table:formula="of:=SQRT([.B32]/20+POWER([.B32]*0.00001;2))" office:value-type="float" office:value="37.2675750493922" calcext:value-type="float">
            <text:p>37.2675750494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27863.4" calcext:value-type="float">
            <text:p>27863.4</text:p>
          </table:table-cell>
          <table:table-cell office:value-type="float" office:value="0.05" calcext:value-type="float">
            <text:p>0.05</text:p>
          </table:table-cell>
          <table:table-cell table:formula="of:=SQRT([.B33]/20+POWER([.B33]*0.00001;2))" office:value-type="float" office:value="37.3262325570899" calcext:value-type="float">
            <text:p>37.326232557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7907" calcext:value-type="float">
            <text:p>27907</text:p>
          </table:table-cell>
          <table:table-cell office:value-type="float" office:value="0.05" calcext:value-type="float">
            <text:p>0.05</text:p>
          </table:table-cell>
          <table:table-cell table:formula="of:=SQRT([.B34]/20+POWER([.B34]*0.00001;2))" office:value-type="float" office:value="37.3554263804457" calcext:value-type="float">
            <text:p>37.3554263804</text:p>
          </table:table-cell>
        </table:table-row>
      </table:table>
      <table:table table:name="2" table:style-name="ta1">
        <table:shapes>
          <draw:frame draw:z-index="0" draw:style-name="gr1" draw:text-style-name="P1" svg:width="21.017cm" svg:height="12.192cm" svg:x="9.867cm" svg:y="0.358cm">
            <draw:object draw:notify-on-update-of-ranges="'2'.A1:'2'.A44 '2'.B1:'2'.B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13227.2" calcext:value-type="float">
            <text:p>13227.2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25.7172606605366" calcext:value-type="float">
            <text:p>25.7172606605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13153.8" calcext:value-type="float">
            <text:p>13153.8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25.6458047689177" calcext:value-type="float">
            <text:p>25.6458047689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13200.2" calcext:value-type="float">
            <text:p>13200.2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25.6909989009381" calcext:value-type="float">
            <text:p>25.6909989009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13194.4" calcext:value-type="float">
            <text:p>13194.4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25.6853539827493" calcext:value-type="float">
            <text:p>25.6853539827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13175.5" calcext:value-type="float">
            <text:p>13175.5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25.6669507222815" calcext:value-type="float">
            <text:p>25.6669507223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13141" calcext:value-type="float">
            <text:p>13141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25.633323401153" calcext:value-type="float">
            <text:p>25.6333234012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13140.2" calcext:value-type="float">
            <text:p>13140.2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25.6325431138934" calcext:value-type="float">
            <text:p>25.6325431139</text:p>
          </table:table-cell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float" office:value="13168.4" calcext:value-type="float">
            <text:p>13168.4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25.6600339180574" calcext:value-type="float">
            <text:p>25.6600339181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13141.6" calcext:value-type="float">
            <text:p>13141.6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25.6339086010124" calcext:value-type="float">
            <text:p>25.633908601</text:p>
          </table:table-cell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float" office:value="13154" calcext:value-type="float">
            <text:p>13154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25.6459997420962" calcext:value-type="float">
            <text:p>25.6459997421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13196.7" calcext:value-type="float">
            <text:p>13196.7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25.6875926331972" calcext:value-type="float">
            <text:p>25.6875926332</text:p>
          </table:table-cell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13174.4" calcext:value-type="float">
            <text:p>13174.4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25.6658792267387" calcext:value-type="float">
            <text:p>25.6658792267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13164" calcext:value-type="float">
            <text:p>13164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25.6557465120312" calcext:value-type="float">
            <text:p>25.655746512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13141.5" calcext:value-type="float">
            <text:p>13141.5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25.6338110686301" calcext:value-type="float">
            <text:p>25.6338110686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13154.9" calcext:value-type="float">
            <text:p>13154.9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25.6468771030588" calcext:value-type="float">
            <text:p>25.6468771031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13134" calcext:value-type="float">
            <text:p>13134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25.6264950821528" calcext:value-type="float">
            <text:p>25.6264950822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13212.9" calcext:value-type="float">
            <text:p>13212.9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25.7033549964327" calcext:value-type="float">
            <text:p>25.7033549964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13137.3" calcext:value-type="float">
            <text:p>13137.3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25.6297143734597" calcext:value-type="float">
            <text:p>25.6297143735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13160.4" calcext:value-type="float">
            <text:p>13160.4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25.652238101437" calcext:value-type="float">
            <text:p>25.6522381014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13144.4" calcext:value-type="float">
            <text:p>13144.4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25.636639357083" calcext:value-type="float">
            <text:p>25.6366393571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13152.4" calcext:value-type="float">
            <text:p>13152.4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25.6444399151663" calcext:value-type="float">
            <text:p>25.6444399152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13178.4" calcext:value-type="float">
            <text:p>13178.4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25.6697753598012" calcext:value-type="float">
            <text:p>25.669775359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3003.7" calcext:value-type="float">
            <text:p>13003.7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25.4990570339644" calcext:value-type="float">
            <text:p>25.49905703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2687.4" calcext:value-type="float">
            <text:p>12687.4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25.1870223927299" calcext:value-type="float">
            <text:p>25.187022392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2678.8" calcext:value-type="float">
            <text:p>12678.8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25.1784843705284" calcext:value-type="float">
            <text:p>25.17848437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2598.8" calcext:value-type="float">
            <text:p>12598.8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25.0989217492733" calcext:value-type="float">
            <text:p>25.098921749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2446" calcext:value-type="float">
            <text:p>12446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24.9462520289441" calcext:value-type="float">
            <text:p>24.946252028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2428.3" calcext:value-type="float">
            <text:p>12428.3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24.9285066994413" calcext:value-type="float">
            <text:p>24.928506699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2412.8" calcext:value-type="float">
            <text:p>12412.8</text:p>
          </table:table-cell>
          <table:table-cell office:value-type="float" office:value="0.05" calcext:value-type="float">
            <text:p>0.05</text:p>
          </table:table-cell>
          <table:table-cell table:formula="of:=SQRT([.B29]/20+POWER([.B29]*0.00001;2))" office:value-type="float" office:value="24.9129566242223" calcext:value-type="float">
            <text:p>24.9129566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57.7" calcext:value-type="float">
            <text:p>11857.7</text:p>
          </table:table-cell>
          <table:table-cell office:value-type="float" office:value="0.05" calcext:value-type="float">
            <text:p>0.05</text:p>
          </table:table-cell>
          <table:table-cell table:formula="of:=SQRT([.B30]/20+POWER([.B30]*0.00001;2))" office:value-type="float" office:value="24.3495186914429" calcext:value-type="float">
            <text:p>24.349518691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1378.6" calcext:value-type="float">
            <text:p>11378.6</text:p>
          </table:table-cell>
          <table:table-cell office:value-type="float" office:value="0.05" calcext:value-type="float">
            <text:p>0.05</text:p>
          </table:table-cell>
          <table:table-cell table:formula="of:=SQRT([.B31]/20+POWER([.B31]*0.00001;2))" office:value-type="float" office:value="23.852524966003" calcext:value-type="float">
            <text:p>23.85252496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059.8" calcext:value-type="float">
            <text:p>11059.8</text:p>
          </table:table-cell>
          <table:table-cell office:value-type="float" office:value="0.05" calcext:value-type="float">
            <text:p>0.05</text:p>
          </table:table-cell>
          <table:table-cell table:formula="of:=SQRT([.B32]/20+POWER([.B32]*0.00001;2))" office:value-type="float" office:value="23.5159994879572" calcext:value-type="float">
            <text:p>23.51599948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0854" calcext:value-type="float">
            <text:p>10854</text:p>
          </table:table-cell>
          <table:table-cell office:value-type="float" office:value="0.05" calcext:value-type="float">
            <text:p>0.05</text:p>
          </table:table-cell>
          <table:table-cell table:formula="of:=SQRT([.B33]/20+POWER([.B33]*0.00001;2))" office:value-type="float" office:value="23.29617524255" calcext:value-type="float">
            <text:p>23.296175242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1222" calcext:value-type="float">
            <text:p>11222</text:p>
          </table:table-cell>
          <table:table-cell office:value-type="float" office:value="0.05" calcext:value-type="float">
            <text:p>0.05</text:p>
          </table:table-cell>
          <table:table-cell table:formula="of:=SQRT([.B34]/20+POWER([.B34]*0.00001;2))" office:value-type="float" office:value="23.6878152924325" calcext:value-type="float">
            <text:p>23.6878152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20.3" calcext:value-type="float">
            <text:p>11820.3</text:p>
          </table:table-cell>
          <table:table-cell office:value-type="float" office:value="0.05" calcext:value-type="float">
            <text:p>0.05</text:p>
          </table:table-cell>
          <table:table-cell table:formula="of:=SQRT([.B35]/20+POWER([.B35]*0.00001;2))" office:value-type="float" office:value="24.3110874283568" calcext:value-type="float">
            <text:p>24.311087428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1542.5" calcext:value-type="float">
            <text:p>11542.5</text:p>
          </table:table-cell>
          <table:table-cell office:value-type="float" office:value="0.05" calcext:value-type="float">
            <text:p>0.05</text:p>
          </table:table-cell>
          <table:table-cell table:formula="of:=SQRT([.B36]/20+POWER([.B36]*0.00001;2))" office:value-type="float" office:value="24.0237033558655" calcext:value-type="float">
            <text:p>24.0237033559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2038" calcext:value-type="float">
            <text:p>12038</text:p>
          </table:table-cell>
          <table:table-cell office:value-type="float" office:value="0.05" calcext:value-type="float">
            <text:p>0.05</text:p>
          </table:table-cell>
          <table:table-cell table:formula="of:=SQRT([.B37]/20+POWER([.B37]*0.00001;2))" office:value-type="float" office:value="24.5339456945759" calcext:value-type="float">
            <text:p>24.533945694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2204.2" calcext:value-type="float">
            <text:p>12204.2</text:p>
          </table:table-cell>
          <table:table-cell office:value-type="float" office:value="0.05" calcext:value-type="float">
            <text:p>0.05</text:p>
          </table:table-cell>
          <table:table-cell table:formula="of:=SQRT([.B38]/20+POWER([.B38]*0.00001;2))" office:value-type="float" office:value="24.7027305019053" calcext:value-type="float">
            <text:p>24.7027305019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2514.2" calcext:value-type="float">
            <text:p>12514.2</text:p>
          </table:table-cell>
          <table:table-cell office:value-type="float" office:value="0.05" calcext:value-type="float">
            <text:p>0.05</text:p>
          </table:table-cell>
          <table:table-cell table:formula="of:=SQRT([.B39]/20+POWER([.B39]*0.00001;2))" office:value-type="float" office:value="25.0145090001816" calcext:value-type="float">
            <text:p>25.0145090002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2651.7" calcext:value-type="float">
            <text:p>12651.7</text:p>
          </table:table-cell>
          <table:table-cell office:value-type="float" office:value="0.05" calcext:value-type="float">
            <text:p>0.05</text:p>
          </table:table-cell>
          <table:table-cell table:formula="of:=SQRT([.B40]/20+POWER([.B40]*0.00001;2))" office:value-type="float" office:value="25.151560718001" calcext:value-type="float">
            <text:p>25.151560718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2797.3" calcext:value-type="float">
            <text:p>12797.3</text:p>
          </table:table-cell>
          <table:table-cell office:value-type="float" office:value="0.05" calcext:value-type="float">
            <text:p>0.05</text:p>
          </table:table-cell>
          <table:table-cell table:formula="of:=SQRT([.B41]/20+POWER([.B41]*0.00001;2))" office:value-type="float" office:value="25.2958766815608" calcext:value-type="float">
            <text:p>25.295876681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2974.8" calcext:value-type="float">
            <text:p>12974.8</text:p>
          </table:table-cell>
          <table:table-cell office:value-type="float" office:value="0.05" calcext:value-type="float">
            <text:p>0.05</text:p>
          </table:table-cell>
          <table:table-cell table:formula="of:=SQRT([.B42]/20+POWER([.B42]*0.00001;2))" office:value-type="float" office:value="25.4707054190398" calcext:value-type="float">
            <text:p>25.470705419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13002.6" calcext:value-type="float">
            <text:p>13002.6</text:p>
          </table:table-cell>
          <table:table-cell office:value-type="float" office:value="0.05" calcext:value-type="float">
            <text:p>0.05</text:p>
          </table:table-cell>
          <table:table-cell table:formula="of:=SQRT([.B43]/20+POWER([.B43]*0.00001;2))" office:value-type="float" office:value="25.4979784838068" calcext:value-type="float">
            <text:p>25.4979784838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3162.5" calcext:value-type="float">
            <text:p>13162.5</text:p>
          </table:table-cell>
          <table:table-cell office:value-type="float" office:value="0.05" calcext:value-type="float">
            <text:p>0.05</text:p>
          </table:table-cell>
          <table:table-cell table:formula="of:=SQRT([.B44]/20+POWER([.B44]*0.00001;2))" office:value-type="float" office:value="25.6542847325866" calcext:value-type="float">
            <text:p>25.6542847326</text:p>
          </table:table-cell>
        </table:table-row>
      </table:table>
      <table:table table:name="3" table:style-name="ta1">
        <table:shapes>
          <draw:frame draw:z-index="0" draw:style-name="gr1" draw:text-style-name="P1" svg:width="15.999cm" svg:height="8.999cm" svg:x="14.454cm" svg:y="0.446cm">
            <draw:object draw:notify-on-update-of-ranges="'3'.A1:'3'.A26 '3'.B1:'3'.B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6258.9" calcext:value-type="float">
            <text:p>6258.9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17.690362273931" calcext:value-type="float">
            <text:p>17.6903622739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6256.4" calcext:value-type="float">
            <text:p>6256.4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17.6868288354384" calcext:value-type="float">
            <text:p>17.6868288354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office:value-type="float" office:value="6249.8" calcext:value-type="float">
            <text:p>6249.8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17.6774971644745" calcext:value-type="float">
            <text:p>17.6774971645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6239.5" calcext:value-type="float">
            <text:p>6239.5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17.6629242521171" calcext:value-type="float">
            <text:p>17.6629242521</text:p>
          </table:table-cell>
        </table:table-row>
        <table:table-row table:style-name="ro1">
          <table:table-cell office:value-type="float" office:value="-3.71" calcext:value-type="float">
            <text:p>-3.71</text:p>
          </table:table-cell>
          <table:table-cell office:value-type="float" office:value="6244.8" calcext:value-type="float">
            <text:p>6244.8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17.6704244361222" calcext:value-type="float">
            <text:p>17.6704244361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6242.5" calcext:value-type="float">
            <text:p>6242.5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17.667170030331" calcext:value-type="float">
            <text:p>17.6671700303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float" office:value="6251.3" calcext:value-type="float">
            <text:p>6251.3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17.6796184312662" calcext:value-type="float">
            <text:p>17.6796184313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6246.6" calcext:value-type="float">
            <text:p>6246.6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17.6729709443873" calcext:value-type="float">
            <text:p>17.6729709444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6239.6" calcext:value-type="float">
            <text:p>6239.6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17.6630657944994" calcext:value-type="float">
            <text:p>17.6630657945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6243.9" calcext:value-type="float">
            <text:p>6243.9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17.6691510443689" calcext:value-type="float">
            <text:p>17.6691510444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6244.7" calcext:value-type="float">
            <text:p>6244.7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17.670282952681" calcext:value-type="float">
            <text:p>17.6702829527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6231.8" calcext:value-type="float">
            <text:p>6231.8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17.6520220805755" calcext:value-type="float">
            <text:p>17.6520220806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6222.6" calcext:value-type="float">
            <text:p>6222.6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17.6389872746447" calcext:value-type="float">
            <text:p>17.638987274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5805.9" calcext:value-type="float">
            <text:p>5805.9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17.0381445834774" calcext:value-type="float">
            <text:p>17.038144583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742.4" calcext:value-type="float">
            <text:p>5742.4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16.9447129664617" calcext:value-type="float">
            <text:p>16.944712966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446.5" calcext:value-type="float">
            <text:p>5446.5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16.5023624501532" calcext:value-type="float">
            <text:p>16.502362450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083.5" calcext:value-type="float">
            <text:p>5083.5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15.9429477888258" calcext:value-type="float">
            <text:p>15.942947788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100.8" calcext:value-type="float">
            <text:p>5100.8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15.9700532815662" calcext:value-type="float">
            <text:p>15.970053281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338" calcext:value-type="float">
            <text:p>5338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16.3371616085659" calcext:value-type="float">
            <text:p>16.337161608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5620.7" calcext:value-type="float">
            <text:p>5620.7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16.7641927699144" calcext:value-type="float">
            <text:p>16.764192769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975.3" calcext:value-type="float">
            <text:p>5975.3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17.2849232113136" calcext:value-type="float">
            <text:p>17.2849232113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947.9" calcext:value-type="float">
            <text:p>5947.9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17.2452468161938" calcext:value-type="float">
            <text:p>17.245246816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5884.8" calcext:value-type="float">
            <text:p>5884.8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17.1535262580935" calcext:value-type="float">
            <text:p>17.1535262581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6074.1" calcext:value-type="float">
            <text:p>6074.1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17.4272398694997" calcext:value-type="float">
            <text:p>17.4272398695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6111.6" calcext:value-type="float">
            <text:p>6111.6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17.4809534970337" calcext:value-type="float">
            <text:p>17.48095349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6214.4" calcext:value-type="float">
            <text:p>6214.4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17.6273611716767" calcext:value-type="float">
            <text:p>17.6273611717</text:p>
          </table:table-cell>
        </table:table-row>
      </table:table>
      <table:table table:name="4" table:style-name="ta1">
        <table:shapes>
          <draw:frame draw:z-index="0" draw:style-name="gr1" draw:text-style-name="P1" svg:width="15.999cm" svg:height="8.999cm" svg:x="11.473cm" svg:y="0.664cm">
            <draw:object draw:notify-on-update-of-ranges="'4'.A1:'4'.A28 '4'.B1:'4'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0.05" calcext:value-type="float">
            <text:p>0.05</text:p>
          </table:table-cell>
          <table:table-cell table:formula="of:=SQRT([.B1]/20+POWER([.B1]*0.00001;2))" office:value-type="float" office:value="33.9493465432105" calcext:value-type="float">
            <text:p>33.9493465432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22991.9" calcext:value-type="float">
            <text:p>22991.9</text:p>
          </table:table-cell>
          <table:table-cell office:value-type="float" office:value="0.05" calcext:value-type="float">
            <text:p>0.05</text:p>
          </table:table-cell>
          <table:table-cell table:formula="of:=SQRT([.B2]/20+POWER([.B2]*0.00001;2))" office:value-type="float" office:value="33.906457537563" calcext:value-type="float">
            <text:p>33.9064575376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22880.2" calcext:value-type="float">
            <text:p>22880.2</text:p>
          </table:table-cell>
          <table:table-cell office:value-type="float" office:value="0.05" calcext:value-type="float">
            <text:p>0.05</text:p>
          </table:table-cell>
          <table:table-cell table:formula="of:=SQRT([.B3]/20+POWER([.B3]*0.00001;2))" office:value-type="float" office:value="33.8239907514652" calcext:value-type="float">
            <text:p>33.8239907515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22824.5" calcext:value-type="float">
            <text:p>22824.5</text:p>
          </table:table-cell>
          <table:table-cell office:value-type="float" office:value="0.05" calcext:value-type="float">
            <text:p>0.05</text:p>
          </table:table-cell>
          <table:table-cell table:formula="of:=SQRT([.B4]/20+POWER([.B4]*0.00001;2))" office:value-type="float" office:value="33.7827928949047" calcext:value-type="float">
            <text:p>33.7827928949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22760.1" calcext:value-type="float">
            <text:p>22760.1</text:p>
          </table:table-cell>
          <table:table-cell office:value-type="float" office:value="0.05" calcext:value-type="float">
            <text:p>0.05</text:p>
          </table:table-cell>
          <table:table-cell table:formula="of:=SQRT([.B5]/20+POWER([.B5]*0.00001;2))" office:value-type="float" office:value="33.7350974834104" calcext:value-type="float">
            <text:p>33.7350974834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22558.9" calcext:value-type="float">
            <text:p>22558.9</text:p>
          </table:table-cell>
          <table:table-cell office:value-type="float" office:value="0.05" calcext:value-type="float">
            <text:p>0.05</text:p>
          </table:table-cell>
          <table:table-cell table:formula="of:=SQRT([.B6]/20+POWER([.B6]*0.00001;2))" office:value-type="float" office:value="33.5856500666121" calcext:value-type="float">
            <text:p>33.5856500666</text:p>
          </table:table-cell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float" office:value="22363.3" calcext:value-type="float">
            <text:p>22363.3</text:p>
          </table:table-cell>
          <table:table-cell office:value-type="float" office:value="0.05" calcext:value-type="float">
            <text:p>0.05</text:p>
          </table:table-cell>
          <table:table-cell table:formula="of:=SQRT([.B7]/20+POWER([.B7]*0.00001;2))" office:value-type="float" office:value="33.4397220640168" calcext:value-type="float">
            <text:p>33.439722064</text:p>
          </table:table-cell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float" office:value="21925.7" calcext:value-type="float">
            <text:p>21925.7</text:p>
          </table:table-cell>
          <table:table-cell office:value-type="float" office:value="0.05" calcext:value-type="float">
            <text:p>0.05</text:p>
          </table:table-cell>
          <table:table-cell table:formula="of:=SQRT([.B8]/20+POWER([.B8]*0.00001;2))" office:value-type="float" office:value="33.1109207608615" calcext:value-type="float">
            <text:p>33.1109207609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21221.5" calcext:value-type="float">
            <text:p>21221.5</text:p>
          </table:table-cell>
          <table:table-cell office:value-type="float" office:value="0.05" calcext:value-type="float">
            <text:p>0.05</text:p>
          </table:table-cell>
          <table:table-cell table:formula="of:=SQRT([.B9]/20+POWER([.B9]*0.00001;2))" office:value-type="float" office:value="32.5748374547936" calcext:value-type="float">
            <text:p>32.574837454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21000.9" calcext:value-type="float">
            <text:p>21000.9</text:p>
          </table:table-cell>
          <table:table-cell office:value-type="float" office:value="0.05" calcext:value-type="float">
            <text:p>0.05</text:p>
          </table:table-cell>
          <table:table-cell table:formula="of:=SQRT([.B10]/20+POWER([.B10]*0.00001;2))" office:value-type="float" office:value="32.4050783640478" calcext:value-type="float">
            <text:p>32.405078364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20881.9" calcext:value-type="float">
            <text:p>20881.9</text:p>
          </table:table-cell>
          <table:table-cell office:value-type="float" office:value="0.05" calcext:value-type="float">
            <text:p>0.05</text:p>
          </table:table-cell>
          <table:table-cell table:formula="of:=SQRT([.B11]/20+POWER([.B11]*0.00001;2))" office:value-type="float" office:value="32.31313363595" calcext:value-type="float">
            <text:p>32.313133636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19643.1" calcext:value-type="float">
            <text:p>19643.1</text:p>
          </table:table-cell>
          <table:table-cell office:value-type="float" office:value="0.05" calcext:value-type="float">
            <text:p>0.05</text:p>
          </table:table-cell>
          <table:table-cell table:formula="of:=SQRT([.B12]/20+POWER([.B12]*0.00001;2))" office:value-type="float" office:value="31.3399678547659" calcext:value-type="float">
            <text:p>31.3399678548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18284" calcext:value-type="float">
            <text:p>18284</text:p>
          </table:table-cell>
          <table:table-cell office:value-type="float" office:value="0.05" calcext:value-type="float">
            <text:p>0.05</text:p>
          </table:table-cell>
          <table:table-cell table:formula="of:=SQRT([.B13]/20+POWER([.B13]*0.00001;2))" office:value-type="float" office:value="30.2362932659676" calcext:value-type="float">
            <text:p>30.236293266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16283.3" calcext:value-type="float">
            <text:p>16283.3</text:p>
          </table:table-cell>
          <table:table-cell office:value-type="float" office:value="0.05" calcext:value-type="float">
            <text:p>0.05</text:p>
          </table:table-cell>
          <table:table-cell table:formula="of:=SQRT([.B14]/20+POWER([.B14]*0.00001;2))" office:value-type="float" office:value="28.5340413293646" calcext:value-type="float">
            <text:p>28.534041329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558.3" calcext:value-type="float">
            <text:p>16558.3</text:p>
          </table:table-cell>
          <table:table-cell office:value-type="float" office:value="0.05" calcext:value-type="float">
            <text:p>0.05</text:p>
          </table:table-cell>
          <table:table-cell table:formula="of:=SQRT([.B15]/20+POWER([.B15]*0.00001;2))" office:value-type="float" office:value="28.7739885613706" calcext:value-type="float">
            <text:p>28.77398856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720.3" calcext:value-type="float">
            <text:p>18720.3</text:p>
          </table:table-cell>
          <table:table-cell office:value-type="float" office:value="0.05" calcext:value-type="float">
            <text:p>0.05</text:p>
          </table:table-cell>
          <table:table-cell table:formula="of:=SQRT([.B16]/20+POWER([.B16]*0.00001;2))" office:value-type="float" office:value="30.5949349560219" calcext:value-type="float">
            <text:p>30.59493495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0005.8" calcext:value-type="float">
            <text:p>20005.8</text:p>
          </table:table-cell>
          <table:table-cell office:value-type="float" office:value="0.05" calcext:value-type="float">
            <text:p>0.05</text:p>
          </table:table-cell>
          <table:table-cell table:formula="of:=SQRT([.B17]/20+POWER([.B17]*0.00001;2))" office:value-type="float" office:value="31.6279942962459" calcext:value-type="float">
            <text:p>31.627994296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1100.4" calcext:value-type="float">
            <text:p>21100.4</text:p>
          </table:table-cell>
          <table:table-cell office:value-type="float" office:value="0.05" calcext:value-type="float">
            <text:p>0.05</text:p>
          </table:table-cell>
          <table:table-cell table:formula="of:=SQRT([.B18]/20+POWER([.B18]*0.00001;2))" office:value-type="float" office:value="32.4817567672689" calcext:value-type="float">
            <text:p>32.481756767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1320.5" calcext:value-type="float">
            <text:p>21320.5</text:p>
          </table:table-cell>
          <table:table-cell office:value-type="float" office:value="0.05" calcext:value-type="float">
            <text:p>0.05</text:p>
          </table:table-cell>
          <table:table-cell table:formula="of:=SQRT([.B19]/20+POWER([.B19]*0.00001;2))" office:value-type="float" office:value="32.6507343925374" calcext:value-type="float">
            <text:p>32.650734392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1424.3" calcext:value-type="float">
            <text:p>21424.3</text:p>
          </table:table-cell>
          <table:table-cell office:value-type="float" office:value="0.05" calcext:value-type="float">
            <text:p>0.05</text:p>
          </table:table-cell>
          <table:table-cell table:formula="of:=SQRT([.B20]/20+POWER([.B20]*0.00001;2))" office:value-type="float" office:value="32.7301222127729" calcext:value-type="float">
            <text:p>32.730122212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2121.2" calcext:value-type="float">
            <text:p>22121.2</text:p>
          </table:table-cell>
          <table:table-cell office:value-type="float" office:value="0.05" calcext:value-type="float">
            <text:p>0.05</text:p>
          </table:table-cell>
          <table:table-cell table:formula="of:=SQRT([.B21]/20+POWER([.B21]*0.00001;2))" office:value-type="float" office:value="33.2582160488043" calcext:value-type="float">
            <text:p>33.258216048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2526.2" calcext:value-type="float">
            <text:p>22526.2</text:p>
          </table:table-cell>
          <table:table-cell office:value-type="float" office:value="0.05" calcext:value-type="float">
            <text:p>0.05</text:p>
          </table:table-cell>
          <table:table-cell table:formula="of:=SQRT([.B22]/20+POWER([.B22]*0.00001;2))" office:value-type="float" office:value="33.5612982908684" calcext:value-type="float">
            <text:p>33.561298290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2709.9" calcext:value-type="float">
            <text:p>22709.9</text:p>
          </table:table-cell>
          <table:table-cell office:value-type="float" office:value="0.05" calcext:value-type="float">
            <text:p>0.05</text:p>
          </table:table-cell>
          <table:table-cell table:formula="of:=SQRT([.B23]/20+POWER([.B23]*0.00001;2))" office:value-type="float" office:value="33.6978719499585" calcext:value-type="float">
            <text:p>33.6978719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2893.7" calcext:value-type="float">
            <text:p>22893.7</text:p>
          </table:table-cell>
          <table:table-cell office:value-type="float" office:value="0.05" calcext:value-type="float">
            <text:p>0.05</text:p>
          </table:table-cell>
          <table:table-cell table:formula="of:=SQRT([.B24]/20+POWER([.B24]*0.00001;2))" office:value-type="float" office:value="33.8339683180967" calcext:value-type="float">
            <text:p>33.8339683181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2962.6" calcext:value-type="float">
            <text:p>22962.6</text:p>
          </table:table-cell>
          <table:table-cell office:value-type="float" office:value="0.05" calcext:value-type="float">
            <text:p>0.05</text:p>
          </table:table-cell>
          <table:table-cell table:formula="of:=SQRT([.B25]/20+POWER([.B25]*0.00001;2))" office:value-type="float" office:value="33.8848451095748" calcext:value-type="float">
            <text:p>33.8848451096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3026.5" calcext:value-type="float">
            <text:p>23026.5</text:p>
          </table:table-cell>
          <table:table-cell office:value-type="float" office:value="0.05" calcext:value-type="float">
            <text:p>0.05</text:p>
          </table:table-cell>
          <table:table-cell table:formula="of:=SQRT([.B26]/20+POWER([.B26]*0.00001;2))" office:value-type="float" office:value="33.9319616581509" calcext:value-type="float">
            <text:p>33.9319616582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3103.8" calcext:value-type="float">
            <text:p>23103.8</text:p>
          </table:table-cell>
          <table:table-cell office:value-type="float" office:value="0.05" calcext:value-type="float">
            <text:p>0.05</text:p>
          </table:table-cell>
          <table:table-cell table:formula="of:=SQRT([.B27]/20+POWER([.B27]*0.00001;2))" office:value-type="float" office:value="33.9888713928169" calcext:value-type="float">
            <text:p>33.988871392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3189.1" calcext:value-type="float">
            <text:p>23189.1</text:p>
          </table:table-cell>
          <table:table-cell office:value-type="float" office:value="0.05" calcext:value-type="float">
            <text:p>0.05</text:p>
          </table:table-cell>
          <table:table-cell table:formula="of:=SQRT([.B28]/20+POWER([.B28]*0.00001;2))" office:value-type="float" office:value="34.05156051396" calcext:value-type="float">
            <text:p>34.051560514</text:p>
          </table:table-cell>
        </table:table-row>
      </table:table>
      <table:table table:name="calib" table:style-name="ta1">
        <table:shapes>
          <draw:frame draw:z-index="0" draw:style-name="gr1" draw:text-style-name="P1" svg:width="15.999cm" svg:height="8.999cm" svg:x="12.197cm" svg:y="0.711cm">
            <draw:object draw:notify-on-update-of-ranges="calib.A1:calib.A19 calib.B1:calib.B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SQRT([.B1]/20+POWER([.B1]*0.00001;2))" office:value-type="float" office:value="5.96238631355768" calcext:value-type="float">
            <text:p>5.9623863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.8" calcext:value-type="float">
            <text:p>134.8</text:p>
          </table:table-cell>
          <table:table-cell office:value-type="float" office:value="0" calcext:value-type="float">
            <text:p>0</text:p>
          </table:table-cell>
          <table:table-cell table:formula="of:=SQRT([.B2]/20+POWER([.B2]*0.00001;2))" office:value-type="float" office:value="2.59615134711056" calcext:value-type="float">
            <text:p>2.596151347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table:formula="of:=SQRT([.B3]/20+POWER([.B3]*0.00001;2))" office:value-type="float" office:value="1.79722019166156" calcext:value-type="float">
            <text:p>1.7972201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table:formula="of:=SQRT([.B4]/20+POWER([.B4]*0.00001;2))" office:value-type="float" office:value="1.93132093565932" calcext:value-type="float">
            <text:p>1.931320935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2.4" calcext:value-type="float">
            <text:p>132.4</text:p>
          </table:table-cell>
          <table:table-cell office:value-type="float" office:value="0" calcext:value-type="float">
            <text:p>0</text:p>
          </table:table-cell>
          <table:table-cell table:formula="of:=SQRT([.B5]/20+POWER([.B5]*0.00001;2))" office:value-type="float" office:value="2.57293640671043" calcext:value-type="float">
            <text:p>2.5729364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.4" calcext:value-type="float">
            <text:p>340.4</text:p>
          </table:table-cell>
          <table:table-cell office:value-type="float" office:value="0" calcext:value-type="float">
            <text:p>0</text:p>
          </table:table-cell>
          <table:table-cell table:formula="of:=SQRT([.B6]/20+POWER([.B6]*0.00001;2))" office:value-type="float" office:value="4.12553167327752" calcext:value-type="float">
            <text:p>4.12553167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SQRT([.B7]/20+POWER([.B7]*0.00001;2))" office:value-type="float" office:value="5.82237459876982" calcext:value-type="float">
            <text:p>5.8223745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formula="of:=SQRT([.B8]/20+POWER([.B8]*0.00001;2))" office:value-type="float" office:value="7.99375777268739" calcext:value-type="float">
            <text:p>7.99375777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864.8" calcext:value-type="float">
            <text:p>1864.8</text:p>
          </table:table-cell>
          <table:table-cell office:value-type="float" office:value="0" calcext:value-type="float">
            <text:p>0</text:p>
          </table:table-cell>
          <table:table-cell table:formula="of:=SQRT([.B9]/20+POWER([.B9]*0.00001;2))" office:value-type="float" office:value="9.65610417031134" calcext:value-type="float">
            <text:p>9.6561041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6.6" calcext:value-type="float">
            <text:p>2256.6</text:p>
          </table:table-cell>
          <table:table-cell office:value-type="float" office:value="0" calcext:value-type="float">
            <text:p>0</text:p>
          </table:table-cell>
          <table:table-cell table:formula="of:=SQRT([.B10]/20+POWER([.B10]*0.00001;2))" office:value-type="float" office:value="10.6221706456052" calcext:value-type="float">
            <text:p>10.62217064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333.4" calcext:value-type="float">
            <text:p>2333.4</text:p>
          </table:table-cell>
          <table:table-cell office:value-type="float" office:value="0" calcext:value-type="float">
            <text:p>0</text:p>
          </table:table-cell>
          <table:table-cell table:formula="of:=SQRT([.B11]/20+POWER([.B11]*0.00001;2))" office:value-type="float" office:value="10.8014140035255" calcext:value-type="float">
            <text:p>10.8014140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5.6" calcext:value-type="float">
            <text:p>2075.6</text:p>
          </table:table-cell>
          <table:table-cell office:value-type="float" office:value="0" calcext:value-type="float">
            <text:p>0</text:p>
          </table:table-cell>
          <table:table-cell table:formula="of:=SQRT([.B12]/20+POWER([.B12]*0.00001;2))" office:value-type="float" office:value="10.1872680739998" calcext:value-type="float">
            <text:p>10.18726807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70.6" calcext:value-type="float">
            <text:p>1570.6</text:p>
          </table:table-cell>
          <table:table-cell office:value-type="float" office:value="0" calcext:value-type="float">
            <text:p>0</text:p>
          </table:table-cell>
          <table:table-cell table:formula="of:=SQRT([.B13]/20+POWER([.B13]*0.00001;2))" office:value-type="float" office:value="8.86172932775742" calcext:value-type="float">
            <text:p>8.8617293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QRT([.B14]/20+POWER([.B14]*0.00001;2))" office:value-type="float" office:value="7.26292718554303" calcext:value-type="float">
            <text:p>7.262927185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19.6" calcext:value-type="float">
            <text:p>619.6</text:p>
          </table:table-cell>
          <table:table-cell office:value-type="float" office:value="0" calcext:value-type="float">
            <text:p>0</text:p>
          </table:table-cell>
          <table:table-cell table:formula="of:=SQRT([.B15]/20+POWER([.B15]*0.00001;2))" office:value-type="float" office:value="5.56597146870302" calcext:value-type="float">
            <text:p>5.5659714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.2" calcext:value-type="float">
            <text:p>327.2</text:p>
          </table:table-cell>
          <table:table-cell office:value-type="float" office:value="0" calcext:value-type="float">
            <text:p>0</text:p>
          </table:table-cell>
          <table:table-cell table:formula="of:=SQRT([.B16]/20+POWER([.B16]*0.00001;2))" office:value-type="float" office:value="4.04475100667322" calcext:value-type="float">
            <text:p>4.04475100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74.4" calcext:value-type="float">
            <text:p>174.4</text:p>
          </table:table-cell>
          <table:table-cell office:value-type="float" office:value="0" calcext:value-type="float">
            <text:p>0</text:p>
          </table:table-cell>
          <table:table-cell table:formula="of:=SQRT([.B17]/20+POWER([.B17]*0.00001;2))" office:value-type="float" office:value="2.95296512704366" calcext:value-type="float">
            <text:p>2.952965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table:formula="of:=SQRT([.B18]/20+POWER([.B18]*0.00001;2))" office:value-type="float" office:value="2.1236762497151" calcext:value-type="float">
            <text:p>2.123676249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QRT([.B19]/20+POWER([.B19]*0.00001;2))" office:value-type="float" office:value="1.51657515857276" calcext:value-type="float">
            <text:p>1.5165751586</text:p>
          </table:table-cell>
        </table:table-row>
      </table:table>
      <table:named-expressions/>
      <table:database-ranges>
        <table:database-range table:name="__Anonymous_Sheet_DB__0" table:target-range-address="'1'.A1:'1'.D3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'.A1:'2'.D4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3'.A1:'3'.D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4'.A1:'4'.D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05:34.869405407</meta:creation-date>
    <meta:generator>LibreOffice/4.2.6.2$Linux_X86_64 LibreOffice_project/420m0$Build-2</meta:generator>
    <dc:date>2014-11-28T02:37:47.453231539</dc:date>
    <meta:editing-duration>PT11H29M48S</meta:editing-duration>
    <meta:editing-cycles>34</meta:editing-cycles>
    <meta:document-statistic meta:table-count="5" meta:cell-count="6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7cm" svg:height="12.538cm" xlink:href=".." xlink:type="simple" chart:class="chart:scatter" chart:style-name="ch1">
        <chart:legend chart:legend-position="end" svg:x="19.284cm" svg:y="5.97cm" style:legend-expansion="high" chart:style-name="ch2"/>
        <chart:plot-area chart:style-name="ch3" table:cell-range-address="'1'.A1:'1'.B34" svg:x="0.88cm" svg:y="1.135cm" svg:width="17.544cm" svg:height="10.733cm">
          <chartooo:coordinate-region svg:x="1.026cm" svg:y="1.334cm" svg:width="17.211cm" svg:height="9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1:'1'.B34" chart:class="chart:scatter">
            <chart:domain table:cell-range-address="'1'.A1:'1'.A34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9">
                <text:p>-5.09</text:p>
                <draw:g>
                  <svg:desc>'1'.A1:'1'.A34</svg:desc>
                </draw:g>
              </table:table-cell>
              <table:table-cell office:value-type="float" office:value="27846.1">
                <text:p>27846.1</text:p>
                <draw:g>
                  <svg:desc>'1'.B1:'1'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27824.7">
                <text:p>2782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1">
                <text:p>-4.31</text:p>
              </table:table-cell>
              <table:table-cell office:value-type="float" office:value="27855.7">
                <text:p>2785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">
                <text:p>-3.9</text:p>
              </table:table-cell>
              <table:table-cell office:value-type="float" office:value="27935.3">
                <text:p>2793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6">
                <text:p>-3.46</text:p>
              </table:table-cell>
              <table:table-cell office:value-type="float" office:value="27847.8">
                <text:p>278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6">
                <text:p>-3.06</text:p>
              </table:table-cell>
              <table:table-cell office:value-type="float" office:value="27893.7">
                <text:p>2789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2">
                <text:p>-2.82</text:p>
              </table:table-cell>
              <table:table-cell office:value-type="float" office:value="27915.8">
                <text:p>2791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3">
                <text:p>-2.63</text:p>
              </table:table-cell>
              <table:table-cell office:value-type="float" office:value="27894.4">
                <text:p>2789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8">
                <text:p>-2.38</text:p>
              </table:table-cell>
              <table:table-cell office:value-type="float" office:value="27864.8">
                <text:p>2786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5">
                <text:p>-2.15</text:p>
              </table:table-cell>
              <table:table-cell office:value-type="float" office:value="27899.4">
                <text:p>2789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04">
                <text:p>-2.04</text:p>
              </table:table-cell>
              <table:table-cell office:value-type="float" office:value="27879.1">
                <text:p>278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27835.3">
                <text:p>278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9">
                <text:p>-1.69</text:p>
              </table:table-cell>
              <table:table-cell office:value-type="float" office:value="27868.5">
                <text:p>2786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56">
                <text:p>-1.56</text:p>
              </table:table-cell>
              <table:table-cell office:value-type="float" office:value="27824.7">
                <text:p>2782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3">
                <text:p>-1.53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5">
                <text:p>-1.15</text:p>
              </table:table-cell>
              <table:table-cell office:value-type="float" office:value="27882">
                <text:p>2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6">
                <text:p>-0.86</text:p>
              </table:table-cell>
              <table:table-cell office:value-type="float" office:value="27894">
                <text:p>27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27972.3">
                <text:p>2797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">
                <text:p>1.19</text:p>
              </table:table-cell>
              <table:table-cell office:value-type="float" office:value="27858.1">
                <text:p>2785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">
                <text:p>1.58</text:p>
              </table:table-cell>
              <table:table-cell office:value-type="float" office:value="27551.3">
                <text:p>275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2">
                <text:p>1.72</text:p>
              </table:table-cell>
              <table:table-cell office:value-type="float" office:value="27257.5">
                <text:p>2725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7">
                <text:p>1.77</text:p>
              </table:table-cell>
              <table:table-cell office:value-type="float" office:value="27153.2">
                <text:p>2715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">
                <text:p>2.03</text:p>
              </table:table-cell>
              <table:table-cell office:value-type="float" office:value="26318.8">
                <text:p>2631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">
                <text:p>2.17</text:p>
              </table:table-cell>
              <table:table-cell office:value-type="float" office:value="25596.7">
                <text:p>2559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">
                <text:p>2.26</text:p>
              </table:table-cell>
              <table:table-cell office:value-type="float" office:value="25276.4">
                <text:p>2527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">
                <text:p>2.51</text:p>
              </table:table-cell>
              <table:table-cell office:value-type="float" office:value="24906.6">
                <text:p>2490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6">
                <text:p>2.76</text:p>
              </table:table-cell>
              <table:table-cell office:value-type="float" office:value="25480.9">
                <text:p>2548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5">
                <text:p>2.95</text:p>
              </table:table-cell>
              <table:table-cell office:value-type="float" office:value="26187.1">
                <text:p>2618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8">
                <text:p>3.18</text:p>
              </table:table-cell>
              <table:table-cell office:value-type="float" office:value="26853.2">
                <text:p>2685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27406.9">
                <text:p>2740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">
                <text:p>4.02</text:p>
              </table:table-cell>
              <table:table-cell office:value-type="float" office:value="27670.6">
                <text:p>2767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7">
                <text:p>7.07</text:p>
              </table:table-cell>
              <table:table-cell office:value-type="float" office:value="27775.9">
                <text:p>27775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2">
                <text:p>9.22</text:p>
              </table:table-cell>
              <table:table-cell office:value-type="float" office:value="27863.4">
                <text:p>2786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08">
                <text:p>10.08</text:p>
              </table:table-cell>
              <table:table-cell office:value-type="float" office:value="27907">
                <text:p>27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18cm" svg:height="12.193cm" xlink:href=".." xlink:type="simple" chart:class="chart:scatter" chart:style-name="ch1">
        <chart:legend chart:legend-position="end" svg:x="18.755cm" svg:y="5.797cm" style:legend-expansion="high" chart:style-name="ch2"/>
        <chart:plot-area chart:style-name="ch3" table:cell-range-address="'2'.A1:'2'.B44" svg:x="0.87cm" svg:y="1.107cm" svg:width="17.045cm" svg:height="10.423cm">
          <chartooo:coordinate-region svg:x="1.017cm" svg:y="1.306cm" svg:width="16.711cm" svg:height="9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1:'2'.B44" chart:class="chart:scatter">
            <chart:domain table:cell-range-address="'2'.A1:'2'.A44"/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9">
                <text:p>-5.09</text:p>
                <draw:g>
                  <svg:desc>'2'.A1:'2'.A44</svg:desc>
                </draw:g>
              </table:table-cell>
              <table:table-cell office:value-type="float" office:value="13227.2">
                <text:p>13227.2</text:p>
                <draw:g>
                  <svg:desc>'2'.B1:'2'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2">
                <text:p>-4.72</text:p>
              </table:table-cell>
              <table:table-cell office:value-type="float" office:value="13153.8">
                <text:p>1315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2">
                <text:p>-4.32</text:p>
              </table:table-cell>
              <table:table-cell office:value-type="float" office:value="13200.2">
                <text:p>1320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3">
                <text:p>-3.93</text:p>
              </table:table-cell>
              <table:table-cell office:value-type="float" office:value="13194.4">
                <text:p>1319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53">
                <text:p>-3.53</text:p>
              </table:table-cell>
              <table:table-cell office:value-type="float" office:value="13175.5">
                <text:p>1317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8">
                <text:p>-3.28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8">
                <text:p>-3.08</text:p>
              </table:table-cell>
              <table:table-cell office:value-type="float" office:value="13140.2">
                <text:p>1314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8">
                <text:p>-2.98</text:p>
              </table:table-cell>
              <table:table-cell office:value-type="float" office:value="13168.4">
                <text:p>1316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9">
                <text:p>-2.9</text:p>
              </table:table-cell>
              <table:table-cell office:value-type="float" office:value="13141.6">
                <text:p>1314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">
                <text:p>-2.77</text:p>
              </table:table-cell>
              <table:table-cell office:value-type="float" office:value="13154">
                <text:p>13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63">
                <text:p>-2.63</text:p>
              </table:table-cell>
              <table:table-cell office:value-type="float" office:value="13196.7">
                <text:p>1319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">
                <text:p>-2.42</text:p>
              </table:table-cell>
              <table:table-cell office:value-type="float" office:value="13174.4">
                <text:p>1317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15">
                <text:p>-2.15</text:p>
              </table:table-cell>
              <table:table-cell office:value-type="float" office:value="13164">
                <text:p>13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05">
                <text:p>-2.05</text:p>
              </table:table-cell>
              <table:table-cell office:value-type="float" office:value="13141.5">
                <text:p>1314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9">
                <text:p>-1.89</text:p>
              </table:table-cell>
              <table:table-cell office:value-type="float" office:value="13154.9">
                <text:p>1315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2">
                <text:p>-1.72</text:p>
              </table:table-cell>
              <table:table-cell office:value-type="float" office:value="13134">
                <text:p>13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">
                <text:p>-1.7</text:p>
              </table:table-cell>
              <table:table-cell office:value-type="float" office:value="13212.9">
                <text:p>13212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8">
                <text:p>-1.68</text:p>
              </table:table-cell>
              <table:table-cell office:value-type="float" office:value="13137.3">
                <text:p>1313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5">
                <text:p>-1.55</text:p>
              </table:table-cell>
              <table:table-cell office:value-type="float" office:value="13160.4">
                <text:p>1316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3">
                <text:p>-1.53</text:p>
              </table:table-cell>
              <table:table-cell office:value-type="float" office:value="13144.4">
                <text:p>1314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5">
                <text:p>-1.45</text:p>
              </table:table-cell>
              <table:table-cell office:value-type="float" office:value="13152.4">
                <text:p>1315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3">
                <text:p>-1.23</text:p>
              </table:table-cell>
              <table:table-cell office:value-type="float" office:value="13178.4">
                <text:p>1317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">
                <text:p>1.26</text:p>
              </table:table-cell>
              <table:table-cell office:value-type="float" office:value="13003.7">
                <text:p>1300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8">
                <text:p>1.58</text:p>
              </table:table-cell>
              <table:table-cell office:value-type="float" office:value="12687.4">
                <text:p>1268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">
                <text:p>1.59</text:p>
              </table:table-cell>
              <table:table-cell office:value-type="float" office:value="12678.8">
                <text:p>12678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5">
                <text:p>1.65</text:p>
              </table:table-cell>
              <table:table-cell office:value-type="float" office:value="12598.8">
                <text:p>1259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6">
                <text:p>1.76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7">
                <text:p>1.77</text:p>
              </table:table-cell>
              <table:table-cell office:value-type="float" office:value="12428.3">
                <text:p>1242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9">
                <text:p>1.79</text:p>
              </table:table-cell>
              <table:table-cell office:value-type="float" office:value="12412.8">
                <text:p>12412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1857.7">
                <text:p>1185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5">
                <text:p>2.15</text:p>
              </table:table-cell>
              <table:table-cell office:value-type="float" office:value="11378.6">
                <text:p>1137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">
                <text:p>2.26</text:p>
              </table:table-cell>
              <table:table-cell office:value-type="float" office:value="11059.8">
                <text:p>11059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3">
                <text:p>2.53</text:p>
              </table:table-cell>
              <table:table-cell office:value-type="float" office:value="10854">
                <text:p>1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3">
                <text:p>2.73</text:p>
              </table:table-cell>
              <table:table-cell office:value-type="float" office:value="11222">
                <text:p>11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820.3">
                <text:p>1182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8">
                <text:p>3.28</text:p>
              </table:table-cell>
              <table:table-cell office:value-type="float" office:value="11542.5">
                <text:p>1154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3">
                <text:p>3.53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4">
                <text:p>4.34</text:p>
              </table:table-cell>
              <table:table-cell office:value-type="float" office:value="12204.2">
                <text:p>1220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1">
                <text:p>5.11</text:p>
              </table:table-cell>
              <table:table-cell office:value-type="float" office:value="12514.2">
                <text:p>12514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2">
                <text:p>6.92</text:p>
              </table:table-cell>
              <table:table-cell office:value-type="float" office:value="12651.7">
                <text:p>1265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3">
                <text:p>7.33</text:p>
              </table:table-cell>
              <table:table-cell office:value-type="float" office:value="12797.3">
                <text:p>12797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5">
                <text:p>8.95</text:p>
              </table:table-cell>
              <table:table-cell office:value-type="float" office:value="12974.8">
                <text:p>12974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69">
                <text:p>9.69</text:p>
              </table:table-cell>
              <table:table-cell office:value-type="float" office:value="13002.6">
                <text:p>1300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49">
                <text:p>10.49</text:p>
              </table:table-cell>
              <table:table-cell office:value-type="float" office:value="13162.5">
                <text:p>1316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4'.A1:'4'.B28" svg:x="0.77cm" svg:y="0.855cm" svg:width="12.327cm" svg:height="7.545cm">
          <chartooo:coordinate-region svg:x="0.916cm" svg:y="1.054cm" svg:width="11.9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1:'4'.B28" chart:class="chart:scatter">
            <chart:domain table:cell-range-address="'4'.A1:'4'.A28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13">
                <text:p>-5.13</text:p>
                <draw:g>
                  <svg:desc>'4'.A1:'4'.A28</svg:desc>
                </draw:g>
              </table:table-cell>
              <table:table-cell office:value-type="float" office:value="23050.1">
                <text:p>23050.1</text:p>
                <draw:g>
                  <svg:desc>'4'.B1:'4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4">
                <text:p>-4.74</text:p>
              </table:table-cell>
              <table:table-cell office:value-type="float" office:value="22991.9">
                <text:p>2299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32">
                <text:p>-4.32</text:p>
              </table:table-cell>
              <table:table-cell office:value-type="float" office:value="22880.2">
                <text:p>2288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3">
                <text:p>-3.93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52">
                <text:p>-3.52</text:p>
              </table:table-cell>
              <table:table-cell office:value-type="float" office:value="22760.1">
                <text:p>2276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08">
                <text:p>-3.08</text:p>
              </table:table-cell>
              <table:table-cell office:value-type="float" office:value="22558.9">
                <text:p>2255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7">
                <text:p>-2.67</text:p>
              </table:table-cell>
              <table:table-cell office:value-type="float" office:value="22363.3">
                <text:p>2236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7">
                <text:p>-2.17</text:p>
              </table:table-cell>
              <table:table-cell office:value-type="float" office:value="21925.7">
                <text:p>2192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1">
                <text:p>-1.71</text:p>
              </table:table-cell>
              <table:table-cell office:value-type="float" office:value="21221.5">
                <text:p>212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6">
                <text:p>-1.6</text:p>
              </table:table-cell>
              <table:table-cell office:value-type="float" office:value="21000.9">
                <text:p>2100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2">
                <text:p>-1.52</text:p>
              </table:table-cell>
              <table:table-cell office:value-type="float" office:value="20881.9">
                <text:p>2088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5">
                <text:p>-1.15</text:p>
              </table:table-cell>
              <table:table-cell office:value-type="float" office:value="19643.1">
                <text:p>1964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6">
                <text:p>-0.86</text:p>
              </table:table-cell>
              <table:table-cell office:value-type="float" office:value="18284">
                <text:p>18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16283.3">
                <text:p>1628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">
                <text:p>0.83</text:p>
              </table:table-cell>
              <table:table-cell office:value-type="float" office:value="16558.3">
                <text:p>1655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18720.3">
                <text:p>1872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9">
                <text:p>1.19</text:p>
              </table:table-cell>
              <table:table-cell office:value-type="float" office:value="20005.8">
                <text:p>2000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">
                <text:p>1.56</text:p>
              </table:table-cell>
              <table:table-cell office:value-type="float" office:value="21100.4">
                <text:p>2110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9">
                <text:p>1.69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">
                <text:p>1.77</text:p>
              </table:table-cell>
              <table:table-cell office:value-type="float" office:value="21424.3">
                <text:p>21424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8">
                <text:p>2.28</text:p>
              </table:table-cell>
              <table:table-cell office:value-type="float" office:value="22121.2">
                <text:p>2212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6">
                <text:p>2.76</text:p>
              </table:table-cell>
              <table:table-cell office:value-type="float" office:value="22526.2">
                <text:p>22526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7">
                <text:p>4.37</text:p>
              </table:table-cell>
              <table:table-cell office:value-type="float" office:value="22709.9">
                <text:p>2270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6">
                <text:p>5.96</text:p>
              </table:table-cell>
              <table:table-cell office:value-type="float" office:value="22893.7">
                <text:p>2289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8">
                <text:p>6.88</text:p>
              </table:table-cell>
              <table:table-cell office:value-type="float" office:value="22962.6">
                <text:p>229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8">
                <text:p>8.08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2">
                <text:p>10.12</text:p>
              </table:table-cell>
              <table:table-cell office:value-type="float" office:value="23103.8">
                <text:p>23103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">
                <text:p>10.5</text:p>
              </table:table-cell>
              <table:table-cell office:value-type="float" office:value="23189.1">
                <text:p>2318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calib.A1:calib.B19" svg:x="0.77cm" svg:y="0.855cm" svg:width="12.327cm" svg:height="7.545cm">
          <chartooo:coordinate-region svg:x="1.762cm" svg:y="1.054cm" svg:width="11.14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.B1:calib.B19" chart:class="chart:scatter">
            <chart:domain table:cell-range-address="calib.A1:calib.A19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calib.A1:calib.A19</svg:desc>
                </draw:g>
              </table:table-cell>
              <table:table-cell office:value-type="float" office:value="711">
                <text:p>711</text:p>
                <draw:g>
                  <svg:desc>calib.B1:calib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864.8">
                <text:p>186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256.6">
                <text:p>225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2333.4">
                <text:p>233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075.6">
                <text:p>207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570.6">
                <text:p>157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619.6">
                <text:p>61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27.2">
                <text:p>32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3'.A1:'3'.B26" svg:x="0.77cm" svg:y="0.855cm" svg:width="12.327cm" svg:height="7.545cm">
          <chartooo:coordinate-region svg:x="0.916cm" svg:y="1.054cm" svg:width="11.9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1:'3'.B26" chart:class="chart:scatter">
            <chart:domain table:cell-range-address="'3'.A1:'3'.A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12">
                <text:p>-5.12</text:p>
                <draw:g>
                  <svg:desc>'3'.A1:'3'.A26</svg:desc>
                </draw:g>
              </table:table-cell>
              <table:table-cell office:value-type="float" office:value="6258.9">
                <text:p>6258.9</text:p>
                <draw:g>
                  <svg:desc>'3'.B1:'3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4">
                <text:p>-4.74</text:p>
              </table:table-cell>
              <table:table-cell office:value-type="float" office:value="6256.4">
                <text:p>62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29">
                <text:p>-4.29</text:p>
              </table:table-cell>
              <table:table-cell office:value-type="float" office:value="6249.8">
                <text:p>62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2">
                <text:p>-3.92</text:p>
              </table:table-cell>
              <table:table-cell office:value-type="float" office:value="6239.5">
                <text:p>623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71">
                <text:p>-3.71</text:p>
              </table:table-cell>
              <table:table-cell office:value-type="float" office:value="6244.8">
                <text:p>62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3">
                <text:p>-3.53</text:p>
              </table:table-cell>
              <table:table-cell office:value-type="float" office:value="6242.5">
                <text:p>624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09">
                <text:p>-3.09</text:p>
              </table:table-cell>
              <table:table-cell office:value-type="float" office:value="6251.3">
                <text:p>625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">
                <text:p>-2.86</text:p>
              </table:table-cell>
              <table:table-cell office:value-type="float" office:value="6246.6">
                <text:p>624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3">
                <text:p>-2.63</text:p>
              </table:table-cell>
              <table:table-cell office:value-type="float" office:value="6239.6">
                <text:p>623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5">
                <text:p>-2.15</text:p>
              </table:table-cell>
              <table:table-cell office:value-type="float" office:value="6243.9">
                <text:p>624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9">
                <text:p>-1.89</text:p>
              </table:table-cell>
              <table:table-cell office:value-type="float" office:value="6244.7">
                <text:p>624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1">
                <text:p>-1.71</text:p>
              </table:table-cell>
              <table:table-cell office:value-type="float" office:value="6231.8">
                <text:p>623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9">
                <text:p>-1.59</text:p>
              </table:table-cell>
              <table:table-cell office:value-type="float" office:value="6222.6">
                <text:p>622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6">
                <text:p>1.66</text:p>
              </table:table-cell>
              <table:table-cell office:value-type="float" office:value="5805.9">
                <text:p>580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">
                <text:p>1.76</text:p>
              </table:table-cell>
              <table:table-cell office:value-type="float" office:value="5742.4">
                <text:p>574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9">
                <text:p>1.99</text:p>
              </table:table-cell>
              <table:table-cell office:value-type="float" office:value="5446.5">
                <text:p>544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5">
                <text:p>2.25</text:p>
              </table:table-cell>
              <table:table-cell office:value-type="float" office:value="5083.5">
                <text:p>508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3">
                <text:p>2.73</text:p>
              </table:table-cell>
              <table:table-cell office:value-type="float" office:value="5100.8">
                <text:p>510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">
                <text:p>2.97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2">
                <text:p>3.62</text:p>
              </table:table-cell>
              <table:table-cell office:value-type="float" office:value="5620.7">
                <text:p>56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4">
                <text:p>5.24</text:p>
              </table:table-cell>
              <table:table-cell office:value-type="float" office:value="5975.3">
                <text:p>597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5">
                <text:p>5.95</text:p>
              </table:table-cell>
              <table:table-cell office:value-type="float" office:value="5947.9">
                <text:p>594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4">
                <text:p>6.44</text:p>
              </table:table-cell>
              <table:table-cell office:value-type="float" office:value="5884.8">
                <text:p>588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1">
                <text:p>8.31</text:p>
              </table:table-cell>
              <table:table-cell office:value-type="float" office:value="6074.1">
                <text:p>607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7">
                <text:p>9.67</text:p>
              </table:table-cell>
              <table:table-cell office:value-type="float" office:value="6111.6">
                <text:p>611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">
                <text:p>10.52</text:p>
              </table:table-cell>
              <table:table-cell office:value-type="float" office:value="6214.4">
                <text:p>6214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